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rotation-align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ock Name</text:p>
          </table:table-cell>
          <table:table-cell office:value-type="string" calcext:value-type="string">
            <text:p>Adjacent Points</text:p>
          </table:table-cell>
          <table:table-cell office:value-type="string" calcext:value-type="string">
            <text:p>RFID Tag ID</text:p>
          </table:table-cell>
          <table:table-cell office:value-type="string" calcext:value-type="string">
            <text:p>Poi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44" calcext:value-type="float">
            <text:p>44</text:p>
          </table:table-cell>
          <table:table-cell office:value-type="float" office:value="27.875" calcext:value-type="float">
            <text:p>27.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OE8;E9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41.25" calcext:value-type="float">
            <text:p>41.2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6;OE8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8</text:p>
          </table:table-cell>
          <table:table-cell office:value-type="float" office:value="43.625" calcext:value-type="float">
            <text:p>43.625</text:p>
          </table:table-cell>
          <table:table-cell office:value-type="float" office:value="27.125" calcext:value-type="float">
            <text:p>27.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7;E8</text:p>
          </table:table-cell>
          <table:table-cell/>
          <table:table-cell office:value-type="string" calcext:value-type="string">
            <text:p>Ori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36.875" calcext:value-type="float">
            <text:p>36.875</text:p>
          </table:table-cell>
          <table:table-cell office:value-type="float" office:value="18.3125" calcext:value-type="float">
            <text:p>18.3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5;E7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31.25" calcext:value-type="float">
            <text:p>31.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4;E6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25.5" calcext:value-type="float">
            <text:p>25.5</text:p>
          </table:table-cell>
          <table:table-cell office:value-type="float" office:value="16.875" calcext:value-type="float">
            <text:p>16.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3;E5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20.5" calcext:value-type="float">
            <text:p>20.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2;E4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16.375" calcext:value-type="float">
            <text:p>16.375</text:p>
          </table:table-cell>
          <table:table-cell office:value-type="float" office:value="23.625" calcext:value-type="float">
            <text:p>23.6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1;E3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4.5" calcext:value-type="float">
            <text:p>14.5</text:p>
          </table:table-cell>
          <table:table-cell office:value-type="float" office:value="28.875" calcext:value-type="float">
            <text:p>28.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0;E2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</text:p>
          </table:table-cell>
          <table:table-cell office:value-type="float" office:value="14.875" calcext:value-type="float">
            <text:p>14.875</text:p>
          </table:table-cell>
          <table:table-cell office:value-type="float" office:value="34.1875" calcext:value-type="float">
            <text:p>34.1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F;E1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17.1875" calcext:value-type="float">
            <text:p>17.18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E;E0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0.5" calcext:value-type="float">
            <text:p>20.5</text:p>
          </table:table-cell>
          <table:table-cell office:value-type="float" office:value="44.8125" calcext:value-type="float">
            <text:p>44.81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D;DF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23.75" calcext:value-type="float">
            <text:p>23.75</text:p>
          </table:table-cell>
          <table:table-cell office:value-type="float" office:value="49.875" calcext:value-type="float">
            <text:p>49.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C;DE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44.1875" calcext:value-type="float">
            <text:p>44.187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8; EA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</text:p>
          </table:table-cell>
          <table:table-cell office:value-type="float" office:value="42.25" calcext:value-type="float">
            <text:p>42.25</text:p>
          </table:table-cell>
          <table:table-cell office:value-type="float" office:value="39.125" calcext:value-type="float">
            <text:p>39.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9;EB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</text:p>
          </table:table-cell>
          <table:table-cell office:value-type="float" office:value="38.1875" calcext:value-type="float">
            <text:p>38.1875</text:p>
          </table:table-cell>
          <table:table-cell office:value-type="float" office:value="43.375" calcext:value-type="float">
            <text:p>43.3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A;EC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</text:p>
          </table:table-cell>
          <table:table-cell office:value-type="float" office:value="33.375" calcext:value-type="float">
            <text:p>33.375</text:p>
          </table:table-cell>
          <table:table-cell office:value-type="float" office:value="46.625" calcext:value-type="float">
            <text:p>46.6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B;ED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28.5" calcext:value-type="float">
            <text:p>28.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C;EE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23.5" calcext:value-type="float">
            <text:p>23.5</text:p>
          </table:table-cell>
          <table:table-cell office:value-type="float" office:value="53.1875" calcext:value-type="float">
            <text:p>53.1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D;EF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</text:p>
          </table:table-cell>
          <table:table-cell office:value-type="float" office:value="18.625" calcext:value-type="float">
            <text:p>18.62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E;F0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13.875" calcext:value-type="float">
            <text:p>13.875</text:p>
          </table:table-cell>
          <table:table-cell office:value-type="float" office:value="60.3125" calcext:value-type="float">
            <text:p>60.3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F;F1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0.25" calcext:value-type="float">
            <text:p>10.25</text:p>
          </table:table-cell>
          <table:table-cell office:value-type="float" office:value="65.4375" calcext:value-type="float">
            <text:p>65.43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0;F2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.5625" calcext:value-type="float">
            <text:p>8.5625</text:p>
          </table:table-cell>
          <table:table-cell office:value-type="float" office:value="70.625" calcext:value-type="float">
            <text:p>70.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1;F3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9.4375" calcext:value-type="float">
            <text:p>9.4375</text:p>
          </table:table-cell>
          <table:table-cell office:value-type="float" office:value="76.375" calcext:value-type="float">
            <text:p>76.3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2;F4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2.625" calcext:value-type="float">
            <text:p>12.625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3;F5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7.375" calcext:value-type="float">
            <text:p>17.375</text:p>
          </table:table-cell>
          <table:table-cell office:value-type="float" office:value="85.0625" calcext:value-type="float">
            <text:p>85.0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4;F6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23" calcext:value-type="float">
            <text:p>23</text:p>
          </table:table-cell>
          <table:table-cell office:value-type="float" office:value="86.75" calcext:value-type="float">
            <text:p>86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5;F7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8.875" calcext:value-type="float">
            <text:p>28.87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6;F8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33.875" calcext:value-type="float">
            <text:p>33.875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7;F9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37.625" calcext:value-type="float">
            <text:p>37.62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8;FA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39.125" calcext:value-type="float">
            <text:p>39.125</text:p>
          </table:table-cell>
          <table:table-cell office:value-type="float" office:value="73.125" calcext:value-type="float">
            <text:p>73.1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9;FB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40.875" calcext:value-type="float">
            <text:p>40.875</text:p>
          </table:table-cell>
          <table:table-cell office:value-type="float" office:value="67.625" calcext:value-type="float">
            <text:p>67.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A;FC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44.375" calcext:value-type="float">
            <text:p>44.3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B;D8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71" calcext:value-type="float">
            <text:p>71</text:p>
          </table:table-cell>
          <table:table-cell office:value-type="float" office:value="54.375" calcext:value-type="float">
            <text:p>54.375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96-A;FF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26.875" calcext:value-type="float">
            <text:p>26.875</text:p>
          </table:table-cell>
          <table:table-cell office:value-type="float" office:value="55.125" calcext:value-type="float">
            <text:p>55.1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B;DD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31.1875" calcext:value-type="float">
            <text:p>31.187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A;DC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36.25" calcext:value-type="float">
            <text:p>36.25</text:p>
          </table:table-cell>
          <table:table-cell office:value-type="float" office:value="61.375" calcext:value-type="float">
            <text:p>61.3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9;DB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42.5" calcext:value-type="float">
            <text:p>42.5</text:p>
          </table:table-cell>
          <table:table-cell office:value-type="float" office:value="61.1875" calcext:value-type="float">
            <text:p>61.1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8;DA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7.75" calcext:value-type="float">
            <text:p>47.75</text:p>
          </table:table-cell>
          <table:table-cell office:value-type="float" office:value="59.375" calcext:value-type="float">
            <text:p>59.375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D7;D9;FC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53.4375" calcext:value-type="float">
            <text:p>53.4375</text:p>
          </table:table-cell>
          <table:table-cell office:value-type="float" office:value="56.1875" calcext:value-type="float">
            <text:p>56.1875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D6;D8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59.3125" calcext:value-type="float">
            <text:p>59.3125</text:p>
          </table:table-cell>
          <table:table-cell office:value-type="float" office:value="54.4375" calcext:value-type="float">
            <text:p>54.4375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D7;96-A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1.911" calcext:value-type="float">
            <text:p>81.911</text:p>
          </table:table-cell>
          <table:table-cell office:value-type="float" office:value="55.529" calcext:value-type="float">
            <text:p>55.529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FD;101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3.552" calcext:value-type="float">
            <text:p>93.552</text:p>
          </table:table-cell>
          <table:table-cell office:value-type="float" office:value="54.774" calcext:value-type="float">
            <text:p>54.774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FF;103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.129" calcext:value-type="float">
            <text:p>105.129</text:p>
          </table:table-cell>
          <table:table-cell office:value-type="float" office:value="54.841" calcext:value-type="float">
            <text:p>54.84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101;105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9.966" calcext:value-type="float">
            <text:p>79.966</text:p>
          </table:table-cell>
          <table:table-cell office:value-type="float" office:value="55.22" calcext:value-type="float">
            <text:p>55.22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103;107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8.997" calcext:value-type="float">
            <text:p>128.997</text:p>
          </table:table-cell>
          <table:table-cell office:value-type="float" office:value="55.273" calcext:value-type="float">
            <text:p>55.273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105;109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0.644" calcext:value-type="float">
            <text:p>140.644</text:p>
          </table:table-cell>
          <table:table-cell office:value-type="float" office:value="55.205" calcext:value-type="float">
            <text:p>55.205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107;10B-A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B-A</text:p>
          </table:table-cell>
          <table:table-cell office:value-type="float" office:value="151.99" calcext:value-type="float">
            <text:p>151.99</text:p>
          </table:table-cell>
          <table:table-cell office:value-type="float" office:value="54.999" calcext:value-type="float">
            <text:p>54.999</text:p>
          </table:table-cell>
          <table:table-cell office:value-type="string" calcext:value-type="string">
            <text:p>2-13</text:p>
          </table:table-cell>
          <table:table-cell office:value-type="string" calcext:value-type="string">
            <text:p>109;10D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B-B</text:p>
          </table:table-cell>
          <table:table-cell office:value-type="float" office:value="151.99" calcext:value-type="float">
            <text:p>151.99</text:p>
          </table:table-cell>
          <table:table-cell office:value-type="float" office:value="54.999" calcext:value-type="float">
            <text:p>54.999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6;A8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D</text:p>
          </table:table-cell>
          <table:table-cell office:value-type="float" office:value="163.33" calcext:value-type="float">
            <text:p>163.33</text:p>
          </table:table-cell>
          <table:table-cell office:value-type="float" office:value="56.775" calcext:value-type="float">
            <text:p>56.775</text:p>
          </table:table-cell>
          <table:table-cell office:value-type="string" calcext:value-type="string">
            <text:p>2-14</text:p>
          </table:table-cell>
          <table:table-cell office:value-type="string" calcext:value-type="string">
            <text:p>10B-A;10F;131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F</text:p>
          </table:table-cell>
          <table:table-cell office:value-type="float" office:value="174.964" calcext:value-type="float">
            <text:p>174.964</text:p>
          </table:table-cell>
          <table:table-cell office:value-type="float" office:value="61.703" calcext:value-type="float">
            <text:p>61.703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0D;111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6.526" calcext:value-type="float">
            <text:p>186.526</text:p>
          </table:table-cell>
          <table:table-cell office:value-type="float" office:value="59.28" calcext:value-type="float">
            <text:p>59.28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0F;113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93.917" calcext:value-type="float">
            <text:p>193.917</text:p>
          </table:table-cell>
          <table:table-cell office:value-type="float" office:value="50.159" calcext:value-type="float">
            <text:p>50.159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1;115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0.57" calcext:value-type="float">
            <text:p>200.57</text:p>
          </table:table-cell>
          <table:table-cell office:value-type="float" office:value="40.073" calcext:value-type="float">
            <text:p>40.073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3;117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2.297" calcext:value-type="float">
            <text:p>202.297</text:p>
          </table:table-cell>
          <table:table-cell office:value-type="float" office:value="28.786" calcext:value-type="float">
            <text:p>28.786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5;119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5.77" calcext:value-type="float">
            <text:p>195.77</text:p>
          </table:table-cell>
          <table:table-cell office:value-type="float" office:value="19.491" calcext:value-type="float">
            <text:p>19.49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7;11B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184.159" calcext:value-type="float">
            <text:p>184.159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9;11D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D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24.365" calcext:value-type="float">
            <text:p>24.365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B;11F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</text:p>
          </table:table-cell>
          <table:table-cell office:value-type="float" office:value="173.372" calcext:value-type="float">
            <text:p>173.372</text:p>
          </table:table-cell>
          <table:table-cell office:value-type="float" office:value="35.466" calcext:value-type="float">
            <text:p>35.466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D;121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9.571" calcext:value-type="float">
            <text:p>179.571</text:p>
          </table:table-cell>
          <table:table-cell office:value-type="float" office:value="44.921" calcext:value-type="float">
            <text:p>44.92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F;123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9.641" calcext:value-type="float">
            <text:p>189.641</text:p>
          </table:table-cell>
          <table:table-cell office:value-type="float" office:value="51.427" calcext:value-type="float">
            <text:p>51.427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21;125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99.292" calcext:value-type="float">
            <text:p>199.292</text:p>
          </table:table-cell>
          <table:table-cell office:value-type="float" office:value="57.841" calcext:value-type="float">
            <text:p>57.84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23;127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6.897" calcext:value-type="float">
            <text:p>206.897</text:p>
          </table:table-cell>
          <table:table-cell office:value-type="float" office:value="66.392" calcext:value-type="float">
            <text:p>66.392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5;129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6.045" calcext:value-type="float">
            <text:p>206.045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7;12B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197.025" calcext:value-type="float">
            <text:p>197.025</text:p>
          </table:table-cell>
          <table:table-cell office:value-type="float" office:value="85.08" calcext:value-type="float">
            <text:p>85.08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9;12D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D</text:p>
          </table:table-cell>
          <table:table-cell office:value-type="float" office:value="185.745" calcext:value-type="float">
            <text:p>185.745</text:p>
          </table:table-cell>
          <table:table-cell office:value-type="float" office:value="83.781" calcext:value-type="float">
            <text:p>83.781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B;12F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</text:p>
          </table:table-cell>
          <table:table-cell office:value-type="float" office:value="179.023" calcext:value-type="float">
            <text:p>179.023</text:p>
          </table:table-cell>
          <table:table-cell office:value-type="float" office:value="74.392" calcext:value-type="float">
            <text:p>74.392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D;131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74.062" calcext:value-type="float">
            <text:p>174.062</text:p>
          </table:table-cell>
          <table:table-cell office:value-type="float" office:value="64.187" calcext:value-type="float">
            <text:p>64.187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F;10D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7973" calcext:value-type="float">
            <text:p>2.7973</text:p>
          </table:table-cell>
          <table:table-cell office:value-type="float" office:value="46.2511" calcext:value-type="float">
            <text:p>46.2511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F;82</text:p>
          </table:table-cell>
          <table:table-cell office:value-type="string" calcext:value-type="string">
            <text:p>2A:00:6D:8C:D9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5779" calcext:value-type="float">
            <text:p>2.5779</text:p>
          </table:table-cell>
          <table:table-cell office:value-type="float" office:value="33.0651" calcext:value-type="float">
            <text:p>33.0651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80;84</text:p>
          </table:table-cell>
          <table:table-cell office:value-type="string" calcext:value-type="string">
            <text:p>2A:00:6D:A3:82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1271" calcext:value-type="float">
            <text:p>3.1271</text:p>
          </table:table-cell>
          <table:table-cell office:value-type="float" office:value="22.0347" calcext:value-type="float">
            <text:p>22.0347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82;86</text:p>
          </table:table-cell>
          <table:table-cell office:value-type="string" calcext:value-type="string">
            <text:p>2A:00:6D:53:5B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0897" calcext:value-type="float">
            <text:p>8.0897</text:p>
          </table:table-cell>
          <table:table-cell office:value-type="float" office:value="11.7546" calcext:value-type="float">
            <text:p>11.754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4;88</text:p>
          </table:table-cell>
          <table:table-cell office:value-type="string" calcext:value-type="string">
            <text:p>2A:00:6D:B1:90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.7492" calcext:value-type="float">
            <text:p>17.7492</text:p>
          </table:table-cell>
          <table:table-cell office:value-type="float" office:value="4.1846" calcext:value-type="float">
            <text:p>4.184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6;8A</text:p>
          </table:table-cell>
          <table:table-cell office:value-type="string" calcext:value-type="string">
            <text:p>2A:00:6D:AD:A9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</text:p>
          </table:table-cell>
          <table:table-cell office:value-type="float" office:value="29.5312" calcext:value-type="float">
            <text:p>29.5312</text:p>
          </table:table-cell>
          <table:table-cell office:value-type="float" office:value="4.2259" calcext:value-type="float">
            <text:p>4.2259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8;8C</text:p>
          </table:table-cell>
          <table:table-cell office:value-type="string" calcext:value-type="string">
            <text:p>2A:00:6D:29:EB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</text:p>
          </table:table-cell>
          <table:table-cell office:value-type="float" office:value="41.0025" calcext:value-type="float">
            <text:p>41.0025</text:p>
          </table:table-cell>
          <table:table-cell office:value-type="float" office:value="5.3725" calcext:value-type="float">
            <text:p>5.3725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A;8E</text:p>
          </table:table-cell>
          <table:table-cell office:value-type="string" calcext:value-type="string">
            <text:p>2A:00:6D:47:8F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</text:p>
          </table:table-cell>
          <table:table-cell office:value-type="float" office:value="50.5652" calcext:value-type="float">
            <text:p>50.5652</text:p>
          </table:table-cell>
          <table:table-cell office:value-type="float" office:value="11.5236" calcext:value-type="float">
            <text:p>11.523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C;90</text:p>
          </table:table-cell>
          <table:table-cell office:value-type="string" calcext:value-type="string">
            <text:p>2A:00:6D:61:F8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6.0021" calcext:value-type="float">
            <text:p>56.0021</text:p>
          </table:table-cell>
          <table:table-cell office:value-type="float" office:value="21.8627" calcext:value-type="float">
            <text:p>21.8627</text:p>
          </table:table-cell>
          <table:table-cell office:value-type="string" calcext:value-type="string">
            <text:p>U-57;3-13</text:p>
          </table:table-cell>
          <table:table-cell office:value-type="string" calcext:value-type="string">
            <text:p>8E;CB;92</text:p>
          </table:table-cell>
          <table:table-cell office:value-type="string" calcext:value-type="string">
            <text:p>2A:00:6D:51:39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6.7462" calcext:value-type="float">
            <text:p>56.7462</text:p>
          </table:table-cell>
          <table:table-cell office:value-type="float" office:value="33.3803" calcext:value-type="float">
            <text:p>33.3803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90;94</text:p>
          </table:table-cell>
          <table:table-cell office:value-type="string" calcext:value-type="string">
            <text:p>2A:00:6D:94:6B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8.891" calcext:value-type="float">
            <text:p>58.891</text:p>
          </table:table-cell>
          <table:table-cell office:value-type="float" office:value="44.5115" calcext:value-type="float">
            <text:p>44.5115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92;96-B</text:p>
          </table:table-cell>
          <table:table-cell office:value-type="string" calcext:value-type="string">
            <text:p>2A:00:6D:61:EA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-A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54.6178" calcext:value-type="float">
            <text:p>54.6178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D6;FD</text:p>
          </table:table-cell>
          <table:table-cell office:value-type="string" calcext:value-type="string">
            <text:p>03:00:02:85:02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-B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54.6178" calcext:value-type="float">
            <text:p>54.6178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94;98</text:p>
          </table:table-cell>
          <table:table-cell office:value-type="string" calcext:value-type="string">
            <text:p>03:00:02:85:02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2.9469" calcext:value-type="float">
            <text:p>72.9469</text:p>
          </table:table-cell>
          <table:table-cell office:value-type="float" office:value="63.0465" calcext:value-type="float">
            <text:p>63.0465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96-B;98</text:p>
          </table:table-cell>
          <table:table-cell office:value-type="string" calcext:value-type="string">
            <text:p>2A:00:6C:FD:09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</text:p>
          </table:table-cell>
          <table:table-cell office:value-type="float" office:value="84.4919" calcext:value-type="float">
            <text:p>84.4919</text:p>
          </table:table-cell>
          <table:table-cell office:value-type="float" office:value="64.935" calcext:value-type="float">
            <text:p>64.935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98;9C</text:p>
          </table:table-cell>
          <table:table-cell office:value-type="string" calcext:value-type="string">
            <text:p>2A:00:6D:0F:27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C</text:p>
          </table:table-cell>
          <table:table-cell office:value-type="float" office:value="96.2669" calcext:value-type="float">
            <text:p>96.2669</text:p>
          </table:table-cell>
          <table:table-cell office:value-type="float" office:value="65.1408" calcext:value-type="float">
            <text:p>65.1408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9A;9E</text:p>
          </table:table-cell>
          <table:table-cell office:value-type="string" calcext:value-type="string">
            <text:p>2A:00:6D:AC:B1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E</text:p>
          </table:table-cell>
          <table:table-cell office:value-type="float" office:value="108.073" calcext:value-type="float">
            <text:p>108.073</text:p>
          </table:table-cell>
          <table:table-cell office:value-type="float" office:value="65.0729" calcext:value-type="float">
            <text:p>65.0729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9C;90</text:p>
          </table:table-cell>
          <table:table-cell office:value-type="string" calcext:value-type="string">
            <text:p>2A:00:6C:EC:22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119.7451" calcext:value-type="float">
            <text:p>119.7451</text:p>
          </table:table-cell>
          <table:table-cell office:value-type="float" office:value="65.511" calcext:value-type="float">
            <text:p>65.511</text:p>
          </table:table-cell>
          <table:table-cell office:value-type="string" calcext:value-type="string">
            <text:p>5-14</text:p>
          </table:table-cell>
          <table:table-cell office:value-type="string" calcext:value-type="string">
            <text:p>9E;A2</text:p>
          </table:table-cell>
          <table:table-cell office:value-type="string" calcext:value-type="string">
            <text:p>2A:00:6D:7F:63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29.6279" calcext:value-type="float">
            <text:p>129.6279</text:p>
          </table:table-cell>
          <table:table-cell office:value-type="float" office:value="65.6854" calcext:value-type="float">
            <text:p>65.6854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A0;A4</text:p>
          </table:table-cell>
          <table:table-cell office:value-type="string" calcext:value-type="string">
            <text:p>2A:00:6D:28:79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41.2253" calcext:value-type="float">
            <text:p>141.2253</text:p>
          </table:table-cell>
          <table:table-cell office:value-type="float" office:value="64.7153" calcext:value-type="float">
            <text:p>64.7153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A2;A6</text:p>
          </table:table-cell>
          <table:table-cell office:value-type="string" calcext:value-type="string">
            <text:p>2A:00:6D:14:B2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50.2962" calcext:value-type="float">
            <text:p>150.2962</text:p>
          </table:table-cell>
          <table:table-cell office:value-type="float" office:value="57.6737" calcext:value-type="float">
            <text:p>57.6737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4;A8</text:p>
          </table:table-cell>
          <table:table-cell office:value-type="string" calcext:value-type="string">
            <text:p>2A:00:6D:4A:5B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156.1038" calcext:value-type="float">
            <text:p>156.1038</text:p>
          </table:table-cell>
          <table:table-cell office:value-type="float" office:value="47.7031" calcext:value-type="float">
            <text:p>47.7031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6;AA</text:p>
          </table:table-cell>
          <table:table-cell office:value-type="string" calcext:value-type="string">
            <text:p>2A:00:6D:64:96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60.1512" calcext:value-type="float">
            <text:p>160.1512</text:p>
          </table:table-cell>
          <table:table-cell office:value-type="float" office:value="36.7748" calcext:value-type="float">
            <text:p>36.7748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8;AC</text:p>
          </table:table-cell>
          <table:table-cell office:value-type="string" calcext:value-type="string">
            <text:p>2A:00:6D:77:79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160.2346" calcext:value-type="float">
            <text:p>160.2346</text:p>
          </table:table-cell>
          <table:table-cell office:value-type="float" office:value="26.1726" calcext:value-type="float">
            <text:p>26.1726</text:p>
          </table:table-cell>
          <table:table-cell office:value-type="string" calcext:value-type="string">
            <text:p>U-9;8-1</text:p>
          </table:table-cell>
          <table:table-cell office:value-type="string" calcext:value-type="string">
            <text:p>AA;CF;AE</text:p>
          </table:table-cell>
          <table:table-cell office:value-type="string" calcext:value-type="string">
            <text:p>2A:00:6D:03:48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163.3551" calcext:value-type="float">
            <text:p>163.3551</text:p>
          </table:table-cell>
          <table:table-cell office:value-type="float" office:value="14.7362" calcext:value-type="float">
            <text:p>14.7362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AC;B0</text:p>
          </table:table-cell>
          <table:table-cell office:value-type="string" calcext:value-type="string">
            <text:p>2A:00:6C:EE:C1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</text:p>
          </table:table-cell>
          <table:table-cell office:value-type="float" office:value="171.3698" calcext:value-type="float">
            <text:p>171.3698</text:p>
          </table:table-cell>
          <table:table-cell office:value-type="float" office:value="6.6566" calcext:value-type="float">
            <text:p>6.6566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AE;B2</text:p>
          </table:table-cell>
          <table:table-cell office:value-type="string" calcext:value-type="string">
            <text:p>2A:00:6D:6C:78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82.2005" calcext:value-type="float">
            <text:p>182.2005</text:p>
          </table:table-cell>
          <table:table-cell office:value-type="float" office:value="3.5319" calcext:value-type="float">
            <text:p>3.5319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0;B4</text:p>
          </table:table-cell>
          <table:table-cell office:value-type="string" calcext:value-type="string">
            <text:p>2A:00:6D:26:7B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194.3273" calcext:value-type="float">
            <text:p>194.3273</text:p>
          </table:table-cell>
          <table:table-cell office:value-type="float" office:value="3.3838" calcext:value-type="float">
            <text:p>3.3838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2;B6</text:p>
          </table:table-cell>
          <table:table-cell office:value-type="string" calcext:value-type="string">
            <text:p>2A:00:6C:F6:7D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204.9404" calcext:value-type="float">
            <text:p>204.9404</text:p>
          </table:table-cell>
          <table:table-cell office:value-type="float" office:value="7.7674" calcext:value-type="float">
            <text:p>7.7674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4;B8</text:p>
          </table:table-cell>
          <table:table-cell office:value-type="string" calcext:value-type="string">
            <text:p>2A:00:6D:00:15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211.8754" calcext:value-type="float">
            <text:p>211.8754</text:p>
          </table:table-cell>
          <table:table-cell office:value-type="float" office:value="16.6964" calcext:value-type="float">
            <text:p>16.6964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6;BA</text:p>
          </table:table-cell>
          <table:table-cell office:value-type="string" calcext:value-type="string">
            <text:p>2A:00:6D:AD:64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13.5368" calcext:value-type="float">
            <text:p>213.5368</text:p>
          </table:table-cell>
          <table:table-cell office:value-type="float" office:value="28.0219" calcext:value-type="float">
            <text:p>28.0219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8;BC</text:p>
          </table:table-cell>
          <table:table-cell office:value-type="string" calcext:value-type="string">
            <text:p>2A:00:6D:28:ED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13.4455" calcext:value-type="float">
            <text:p>213.4455</text:p>
          </table:table-cell>
          <table:table-cell office:value-type="float" office:value="39.5197" calcext:value-type="float">
            <text:p>39.5197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A;BE</text:p>
          </table:table-cell>
          <table:table-cell office:value-type="string" calcext:value-type="string">
            <text:p>2A:00:6D:96:31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13.4604" calcext:value-type="float">
            <text:p>213.4604</text:p>
          </table:table-cell>
          <table:table-cell office:value-type="float" office:value="51.4445" calcext:value-type="float">
            <text:p>51.4445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C;C0</text:p>
          </table:table-cell>
          <table:table-cell office:value-type="string" calcext:value-type="string">
            <text:p>2A:00:6D:91:E1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213.5777" calcext:value-type="float">
            <text:p>213.5777</text:p>
          </table:table-cell>
          <table:table-cell office:value-type="float" office:value="63.3229" calcext:value-type="float">
            <text:p>63.3229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E;C2</text:p>
          </table:table-cell>
          <table:table-cell office:value-type="string" calcext:value-type="string">
            <text:p>2A:00:6D:11:D8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13.4285" calcext:value-type="float">
            <text:p>213.4285</text:p>
          </table:table-cell>
          <table:table-cell office:value-type="float" office:value="75.029" calcext:value-type="float">
            <text:p>75.029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0;C4</text:p>
          </table:table-cell>
          <table:table-cell office:value-type="string" calcext:value-type="string">
            <text:p>2A:00:6D:25:17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09.5126" calcext:value-type="float">
            <text:p>209.5126</text:p>
          </table:table-cell>
          <table:table-cell office:value-type="float" office:value="86.1464" calcext:value-type="float">
            <text:p>86.1464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2;C6</text:p>
          </table:table-cell>
          <table:table-cell office:value-type="string" calcext:value-type="string">
            <text:p>2A:00:6D:A5:E5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200.1632" calcext:value-type="float">
            <text:p>200.1632</text:p>
          </table:table-cell>
          <table:table-cell office:value-type="float" office:value="92.9534" calcext:value-type="float">
            <text:p>92.9534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4;C8</text:p>
          </table:table-cell>
          <table:table-cell office:value-type="string" calcext:value-type="string">
            <text:p>2A:00:6D:3C:2E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89.1041" calcext:value-type="float">
            <text:p>189.1041</text:p>
          </table:table-cell>
          <table:table-cell office:value-type="float" office:value="93.8132" calcext:value-type="float">
            <text:p>93.8132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6;CA</text:p>
          </table:table-cell>
          <table:table-cell office:value-type="string" calcext:value-type="string">
            <text:p>2A:00:6D:12:EB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77.4677" calcext:value-type="float">
            <text:p>177.4677</text:p>
          </table:table-cell>
          <table:table-cell office:value-type="float" office:value="91.6222" calcext:value-type="float">
            <text:p>91.6222</text:p>
          </table:table-cell>
          <table:table-cell office:value-type="string" calcext:value-type="string">
            <text:p>U-20;8-10</text:p>
          </table:table-cell>
          <table:table-cell office:value-type="string" calcext:value-type="string">
            <text:p>C8;4B</text:p>
          </table:table-cell>
          <table:table-cell office:value-type="string" calcext:value-type="string">
            <text:p>2A:00:6C:FA:5A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171.0401" calcext:value-type="float">
            <text:p>171.0401</text:p>
          </table:table-cell>
          <table:table-cell office:value-type="float" office:value="90.9598" calcext:value-type="float">
            <text:p>90.9598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CA;49;D3;4D</text:p>
          </table:table-cell>
          <table:table-cell office:value-type="string" calcext:value-type="string">
            <text:p>2A:00:6D:9D:82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</text:p>
          </table:table-cell>
          <table:table-cell office:value-type="float" office:value="156.9072" calcext:value-type="float">
            <text:p>156.9072</text:p>
          </table:table-cell>
          <table:table-cell office:value-type="float" office:value="91.0522" calcext:value-type="float">
            <text:p>91.0522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4B;4F</text:p>
          </table:table-cell>
          <table:table-cell office:value-type="string" calcext:value-type="string">
            <text:p>2A:00:6D:24:99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F</text:p>
          </table:table-cell>
          <table:table-cell office:value-type="float" office:value="145.4083" calcext:value-type="float">
            <text:p>145.4083</text:p>
          </table:table-cell>
          <table:table-cell office:value-type="float" office:value="90.9879" calcext:value-type="float">
            <text:p>90.9879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4D;51</text:p>
          </table:table-cell>
          <table:table-cell office:value-type="string" calcext:value-type="string">
            <text:p>2A:00:6D:53:A5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3.3713" calcext:value-type="float">
            <text:p>133.3713</text:p>
          </table:table-cell>
          <table:table-cell office:value-type="float" office:value="91.1652" calcext:value-type="float">
            <text:p>91.1652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4F;53</text:p>
          </table:table-cell>
          <table:table-cell office:value-type="string" calcext:value-type="string">
            <text:p>2A:00:6D:02:23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1.8844" calcext:value-type="float">
            <text:p>121.8844</text:p>
          </table:table-cell>
          <table:table-cell office:value-type="float" office:value="91.4916" calcext:value-type="float">
            <text:p>91.4916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1;55</text:p>
          </table:table-cell>
          <table:table-cell office:value-type="string" calcext:value-type="string">
            <text:p>2A:00:6D:0E:B8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9.561" calcext:value-type="float">
            <text:p>109.561</text:p>
          </table:table-cell>
          <table:table-cell office:value-type="float" office:value="91.5477" calcext:value-type="float">
            <text:p>91.5477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3;57</text:p>
          </table:table-cell>
          <table:table-cell office:value-type="string" calcext:value-type="string">
            <text:p>2A:00:6D:BF:55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7.6" calcext:value-type="float">
            <text:p>97.6</text:p>
          </table:table-cell>
          <table:table-cell office:value-type="float" office:value="91.2692" calcext:value-type="float">
            <text:p>91.2692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5;59</text:p>
          </table:table-cell>
          <table:table-cell office:value-type="string" calcext:value-type="string">
            <text:p>2A:00:6D:0B:0A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6.0832" calcext:value-type="float">
            <text:p>86.0832</text:p>
          </table:table-cell>
          <table:table-cell office:value-type="float" office:value="91.5341" calcext:value-type="float">
            <text:p>91.5341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7;5B</text:p>
          </table:table-cell>
          <table:table-cell office:value-type="string" calcext:value-type="string">
            <text:p>2A:00:6D:02:FA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74.0193" calcext:value-type="float">
            <text:p>74.0193</text:p>
          </table:table-cell>
          <table:table-cell office:value-type="float" office:value="91.5536" calcext:value-type="float">
            <text:p>91.5536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9;5D</text:p>
          </table:table-cell>
          <table:table-cell office:value-type="string" calcext:value-type="string">
            <text:p>2A:00:6D:98:CD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</text:p>
          </table:table-cell>
          <table:table-cell office:value-type="float" office:value="62.3547" calcext:value-type="float">
            <text:p>62.3547</text:p>
          </table:table-cell>
          <table:table-cell office:value-type="float" office:value="91.3515" calcext:value-type="float">
            <text:p>91.3515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B;5F</text:p>
          </table:table-cell>
          <table:table-cell office:value-type="string" calcext:value-type="string">
            <text:p>2A:00:6D:6C:0D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F</text:p>
          </table:table-cell>
          <table:table-cell office:value-type="float" office:value="50.5724" calcext:value-type="float">
            <text:p>50.5724</text:p>
          </table:table-cell>
          <table:table-cell office:value-type="float" office:value="91.5715" calcext:value-type="float">
            <text:p>91.5715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5D;D7;61;73</text:p>
          </table:table-cell>
          <table:table-cell office:value-type="string" calcext:value-type="string">
            <text:p>2A:00:6D:2B:CE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.8819" calcext:value-type="float">
            <text:p>38.8819</text:p>
          </table:table-cell>
          <table:table-cell office:value-type="float" office:value="91.5223" calcext:value-type="float">
            <text:p>91.5223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5F;75</text:p>
          </table:table-cell>
          <table:table-cell office:value-type="string" calcext:value-type="string">
            <text:p>2A:00:6D:33:29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.1897" calcext:value-type="float">
            <text:p>27.1897</text:p>
          </table:table-cell>
          <table:table-cell office:value-type="float" office:value="94.7513" calcext:value-type="float">
            <text:p>94.7513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3;77</text:p>
          </table:table-cell>
          <table:table-cell office:value-type="string" calcext:value-type="string">
            <text:p>2A:00:6D:AA:F5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.5303" calcext:value-type="float">
            <text:p>15.5303</text:p>
          </table:table-cell>
          <table:table-cell office:value-type="float" office:value="93.5694" calcext:value-type="float">
            <text:p>93.5694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5;79</text:p>
          </table:table-cell>
          <table:table-cell office:value-type="string" calcext:value-type="string">
            <text:p>2A:00:6D:66:2A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4284" calcext:value-type="float">
            <text:p>6.4284</text:p>
          </table:table-cell>
          <table:table-cell office:value-type="float" office:value="81.7987" calcext:value-type="float">
            <text:p>81.7987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7;7B</text:p>
          </table:table-cell>
          <table:table-cell office:value-type="string" calcext:value-type="string">
            <text:p>2A:00:6D:2C:19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2.9716" calcext:value-type="float">
            <text:p>2.9716</text:p>
          </table:table-cell>
          <table:table-cell office:value-type="float" office:value="75.0195" calcext:value-type="float">
            <text:p>75.0195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9;7D</text:p>
          </table:table-cell>
          <table:table-cell office:value-type="string" calcext:value-type="string">
            <text:p>2A:00:6D:B1:36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D</text:p>
          </table:table-cell>
          <table:table-cell office:value-type="float" office:value="2.799" calcext:value-type="float">
            <text:p>2.799</text:p>
          </table:table-cell>
          <table:table-cell office:value-type="float" office:value="63.3497" calcext:value-type="float">
            <text:p>63.3497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B;7F</text:p>
          </table:table-cell>
          <table:table-cell office:value-type="string" calcext:value-type="string">
            <text:p>2A:00:6C:F7:E7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</text:p>
          </table:table-cell>
          <table:table-cell office:value-type="float" office:value="2.7236" calcext:value-type="float">
            <text:p>2.7236</text:p>
          </table:table-cell>
          <table:table-cell office:value-type="float" office:value="51.6483" calcext:value-type="float">
            <text:p>51.6483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D;80</text:p>
          </table:table-cell>
          <table:table-cell office:value-type="string" calcext:value-type="string">
            <text:p>2A:00:6D:A7:8F</text:p>
          </table:table-cell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float" office:value="38.6832" calcext:value-type="float">
            <text:p>38.6832</text:p>
          </table:table-cell>
          <table:table-cell office:value-type="float" office:value="91.0206" calcext:value-type="float">
            <text:p>91.0206</text:p>
          </table:table-cell>
          <table:table-cell table:style-name="ce5" office:value-type="string" calcext:value-type="string">
            <text:p>U-45;1-8</text:p>
          </table:table-cell>
          <table:table-cell table:style-name="ce5" office:value-type="string" calcext:value-type="string">
            <text:p>5F;63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float" office:value="26.8547" calcext:value-type="float">
            <text:p>26.8547</text:p>
          </table:table-cell>
          <table:table-cell office:value-type="float" office:value="91.4575" calcext:value-type="float">
            <text:p>91.4575</text:p>
          </table:table-cell>
          <table:table-cell table:style-name="ce5" office:value-type="string" calcext:value-type="string">
            <text:p>U-46;1-14</text:p>
          </table:table-cell>
          <table:table-cell table:style-name="ce5" office:value-type="string" calcext:value-type="string">
            <text:p>61;65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float" office:value="15.9338" calcext:value-type="float">
            <text:p>15.9338</text:p>
          </table:table-cell>
          <table:table-cell office:value-type="float" office:value="88.5165" calcext:value-type="float">
            <text:p>88.5165</text:p>
          </table:table-cell>
          <table:table-cell table:style-name="ce5" office:value-type="string" calcext:value-type="string">
            <text:p>U-46;1-14</text:p>
          </table:table-cell>
          <table:table-cell table:style-name="ce5" office:value-type="string" calcext:value-type="string">
            <text:p>63;67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float" office:value="8.5" calcext:value-type="float">
            <text:p>8.5</text:p>
          </table:table-cell>
          <table:table-cell office:value-type="float" office:value="79.875" calcext:value-type="float">
            <text:p>79.875</text:p>
          </table:table-cell>
          <table:table-cell table:style-name="ce5" office:value-type="string" calcext:value-type="string">
            <text:p>U-49;1-16</text:p>
          </table:table-cell>
          <table:table-cell table:style-name="ce5" office:value-type="string" calcext:value-type="string">
            <text:p>65;69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float" office:value="6.3352" calcext:value-type="float">
            <text:p>6.3352</text:p>
          </table:table-cell>
          <table:table-cell office:value-type="float" office:value="68.6133" calcext:value-type="float">
            <text:p>68.6133</text:p>
          </table:table-cell>
          <table:table-cell table:style-name="ce5" office:value-type="string" calcext:value-type="string">
            <text:p>U-49;1-16</text:p>
          </table:table-cell>
          <table:table-cell table:style-name="ce5" office:value-type="string" calcext:value-type="string">
            <text:p>67;6B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6B</text:p>
          </table:table-cell>
          <table:table-cell office:value-type="float" office:value="6.2667" calcext:value-type="float">
            <text:p>6.2667</text:p>
          </table:table-cell>
          <table:table-cell office:value-type="float" office:value="57.3338" calcext:value-type="float">
            <text:p>57.3338</text:p>
          </table:table-cell>
          <table:table-cell table:style-name="ce5" office:value-type="string" calcext:value-type="string">
            <text:p>U-49;1-16</text:p>
          </table:table-cell>
          <table:table-cell table:style-name="ce5" office:value-type="string" calcext:value-type="string">
            <text:p>69;6D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6D</text:p>
          </table:table-cell>
          <table:table-cell office:value-type="float" office:value="6.3125" calcext:value-type="float">
            <text:p>6.3125</text:p>
          </table:table-cell>
          <table:table-cell office:value-type="float" office:value="44.75" calcext:value-type="float">
            <text:p>44.75</text:p>
          </table:table-cell>
          <table:table-cell table:style-name="ce5" office:value-type="string" calcext:value-type="string">
            <text:p>U-50;4-14</text:p>
          </table:table-cell>
          <table:table-cell table:style-name="ce5" office:value-type="string" calcext:value-type="string">
            <text:p>6B;6F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6F</text:p>
          </table:table-cell>
          <table:table-cell office:value-type="float" office:value="6.285" calcext:value-type="float">
            <text:p>6.285</text:p>
          </table:table-cell>
          <table:table-cell office:value-type="float" office:value="33.3249" calcext:value-type="float">
            <text:p>33.3249</text:p>
          </table:table-cell>
          <table:table-cell table:style-name="ce5" office:value-type="string" calcext:value-type="string">
            <text:p>U-51;4-15</text:p>
          </table:table-cell>
          <table:table-cell table:style-name="ce5" office:value-type="string" calcext:value-type="string">
            <text:p>6D;71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float" office:value="7.1265" calcext:value-type="float">
            <text:p>7.1265</text:p>
          </table:table-cell>
          <table:table-cell office:value-type="float" office:value="20.896" calcext:value-type="float">
            <text:p>20.896</text:p>
          </table:table-cell>
          <table:table-cell table:style-name="ce5" office:value-type="string" calcext:value-type="string">
            <text:p>U-52;4-16</text:p>
          </table:table-cell>
          <table:table-cell table:style-name="ce5" office:value-type="string" calcext:value-type="string">
            <text:p>6F;00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</text:p>
          </table:table-cell>
          <table:table-cell office:value-type="float" office:value="10.9523" calcext:value-type="float">
            <text:p>10.9523</text:p>
          </table:table-cell>
          <table:table-cell office:value-type="float" office:value="14.4267" calcext:value-type="float">
            <text:p>14.4267</text:p>
          </table:table-cell>
          <table:table-cell table:style-name="ce5" office:value-type="string" calcext:value-type="string">
            <text:p>U-55;1-10</text:p>
          </table:table-cell>
          <table:table-cell table:style-name="ce5" office:value-type="string" calcext:value-type="string">
            <text:p>71;02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2</text:p>
          </table:table-cell>
          <table:table-cell office:value-type="float" office:value="20.8428" calcext:value-type="float">
            <text:p>20.8428</text:p>
          </table:table-cell>
          <table:table-cell office:value-type="float" office:value="8.9774" calcext:value-type="float">
            <text:p>8.9774</text:p>
          </table:table-cell>
          <table:table-cell table:style-name="ce5" office:value-type="string" calcext:value-type="string">
            <text:p>U-55;1-10</text:p>
          </table:table-cell>
          <table:table-cell table:style-name="ce5" office:value-type="string" calcext:value-type="string">
            <text:p>00;04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4</text:p>
          </table:table-cell>
          <table:table-cell office:value-type="float" office:value="32.8253" calcext:value-type="float">
            <text:p>32.8253</text:p>
          </table:table-cell>
          <table:table-cell office:value-type="float" office:value="8.2073" calcext:value-type="float">
            <text:p>8.2073</text:p>
          </table:table-cell>
          <table:table-cell table:style-name="ce5" office:value-type="string" calcext:value-type="string">
            <text:p>U-55;1-10</text:p>
          </table:table-cell>
          <table:table-cell table:style-name="ce5" office:value-type="string" calcext:value-type="string">
            <text:p>02;06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6</text:p>
          </table:table-cell>
          <table:table-cell office:value-type="float" office:value="43.8501" calcext:value-type="float">
            <text:p>43.8501</text:p>
          </table:table-cell>
          <table:table-cell office:value-type="float" office:value="11.2571" calcext:value-type="float">
            <text:p>11.2571</text:p>
          </table:table-cell>
          <table:table-cell table:style-name="ce5" office:value-type="string" calcext:value-type="string">
            <text:p>U-58;3-14</text:p>
          </table:table-cell>
          <table:table-cell table:style-name="ce5" office:value-type="string" calcext:value-type="string">
            <text:p>04;08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8</text:p>
          </table:table-cell>
          <table:table-cell office:value-type="float" office:value="51.5015" calcext:value-type="float">
            <text:p>51.5015</text:p>
          </table:table-cell>
          <table:table-cell office:value-type="float" office:value="19.8673" calcext:value-type="float">
            <text:p>19.8673</text:p>
          </table:table-cell>
          <table:table-cell table:style-name="ce5" office:value-type="string" calcext:value-type="string">
            <text:p>U-58;3-14</text:p>
          </table:table-cell>
          <table:table-cell table:style-name="ce5" office:value-type="string" calcext:value-type="string">
            <text:p>06;0A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A</text:p>
          </table:table-cell>
          <table:table-cell office:value-type="float" office:value="52.77" calcext:value-type="float">
            <text:p>52.77</text:p>
          </table:table-cell>
          <table:table-cell office:value-type="float" office:value="31.7765" calcext:value-type="float">
            <text:p>31.7765</text:p>
          </table:table-cell>
          <table:table-cell table:style-name="ce5" office:value-type="string" calcext:value-type="string">
            <text:p>U-58;3-14</text:p>
          </table:table-cell>
          <table:table-cell table:style-name="ce5" office:value-type="string" calcext:value-type="string">
            <text:p>08;0C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C</text:p>
          </table:table-cell>
          <table:table-cell office:value-type="float" office:value="52.7266" calcext:value-type="float">
            <text:p>52.7266</text:p>
          </table:table-cell>
          <table:table-cell office:value-type="float" office:value="43.4798" calcext:value-type="float">
            <text:p>43.4798</text:p>
          </table:table-cell>
          <table:table-cell table:style-name="ce5" office:value-type="string" calcext:value-type="string">
            <text:p>U-59;3-15</text:p>
          </table:table-cell>
          <table:table-cell table:style-name="ce5" office:value-type="string" calcext:value-type="string">
            <text:p>0A;0E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E</text:p>
          </table:table-cell>
          <table:table-cell office:value-type="float" office:value="52.5441" calcext:value-type="float">
            <text:p>52.5441</text:p>
          </table:table-cell>
          <table:table-cell office:value-type="float" office:value="55.355" calcext:value-type="float">
            <text:p>55.355</text:p>
          </table:table-cell>
          <table:table-cell table:style-name="ce5" office:value-type="string" calcext:value-type="string">
            <text:p>U-60;3-16</text:p>
          </table:table-cell>
          <table:table-cell table:style-name="ce5" office:value-type="string" calcext:value-type="string">
            <text:p>0C;10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52.3037" calcext:value-type="float">
            <text:p>52.3037</text:p>
          </table:table-cell>
          <table:table-cell office:value-type="float" office:value="67.0172" calcext:value-type="float">
            <text:p>67.0172</text:p>
          </table:table-cell>
          <table:table-cell table:style-name="ce5" office:value-type="string" calcext:value-type="string">
            <text:p>U-60;3-16</text:p>
          </table:table-cell>
          <table:table-cell table:style-name="ce5" office:value-type="string" calcext:value-type="string">
            <text:p>0E;12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54.7675" calcext:value-type="float">
            <text:p>54.7675</text:p>
          </table:table-cell>
          <table:table-cell office:value-type="float" office:value="78.4841" calcext:value-type="float">
            <text:p>78.4841</text:p>
          </table:table-cell>
          <table:table-cell table:style-name="ce5" office:value-type="string" calcext:value-type="string">
            <text:p>1-3</text:p>
          </table:table-cell>
          <table:table-cell table:style-name="ce5" office:value-type="string" calcext:value-type="string">
            <text:p>10;14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63.4074" calcext:value-type="float">
            <text:p>63.4074</text:p>
          </table:table-cell>
          <table:table-cell office:value-type="float" office:value="85.7616" calcext:value-type="float">
            <text:p>85.7616</text:p>
          </table:table-cell>
          <table:table-cell table:style-name="ce5" office:value-type="string" calcext:value-type="string">
            <text:p>U-34;4-4</text:p>
          </table:table-cell>
          <table:table-cell table:style-name="ce5" office:value-type="string" calcext:value-type="string">
            <text:p>12;16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74.8203" calcext:value-type="float">
            <text:p>74.8203</text:p>
          </table:table-cell>
          <table:table-cell office:value-type="float" office:value="86.8247" calcext:value-type="float">
            <text:p>86.8247</text:p>
          </table:table-cell>
          <table:table-cell table:style-name="ce5" office:value-type="string" calcext:value-type="string">
            <text:p>U-34;4-4</text:p>
          </table:table-cell>
          <table:table-cell table:style-name="ce5" office:value-type="string" calcext:value-type="string">
            <text:p>14;18;D3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86.756" calcext:value-type="float">
            <text:p>86.756</text:p>
          </table:table-cell>
          <table:table-cell office:value-type="float" office:value="86.7581" calcext:value-type="float">
            <text:p>86.7581</text:p>
          </table:table-cell>
          <table:table-cell table:style-name="ce5" office:value-type="string" calcext:value-type="string">
            <text:p>4-1</text:p>
          </table:table-cell>
          <table:table-cell table:style-name="ce5" office:value-type="string" calcext:value-type="string">
            <text:p>16;1A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A</text:p>
          </table:table-cell>
          <table:table-cell office:value-type="float" office:value="98.3718" calcext:value-type="float">
            <text:p>98.3718</text:p>
          </table:table-cell>
          <table:table-cell office:value-type="float" office:value="86.9057" calcext:value-type="float">
            <text:p>86.9057</text:p>
          </table:table-cell>
          <table:table-cell table:style-name="ce5" office:value-type="string" calcext:value-type="string">
            <text:p>U-32;6-6</text:p>
          </table:table-cell>
          <table:table-cell table:style-name="ce5" office:value-type="string" calcext:value-type="string">
            <text:p>18;1C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C</text:p>
          </table:table-cell>
          <table:table-cell office:value-type="float" office:value="110.2126" calcext:value-type="float">
            <text:p>110.2126</text:p>
          </table:table-cell>
          <table:table-cell office:value-type="float" office:value="86.9567" calcext:value-type="float">
            <text:p>86.9567</text:p>
          </table:table-cell>
          <table:table-cell table:style-name="ce5" office:value-type="string" calcext:value-type="string">
            <text:p>U-32;6-6</text:p>
          </table:table-cell>
          <table:table-cell table:style-name="ce5" office:value-type="string" calcext:value-type="string">
            <text:p>1A;1E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E</text:p>
          </table:table-cell>
          <table:table-cell office:value-type="float" office:value="121.8242" calcext:value-type="float">
            <text:p>121.8242</text:p>
          </table:table-cell>
          <table:table-cell office:value-type="float" office:value="87.071" calcext:value-type="float">
            <text:p>87.071</text:p>
          </table:table-cell>
          <table:table-cell table:style-name="ce5" office:value-type="string" calcext:value-type="string">
            <text:p>U-23;8-13</text:p>
          </table:table-cell>
          <table:table-cell table:style-name="ce5" office:value-type="string" calcext:value-type="string">
            <text:p>1C;20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133.758" calcext:value-type="float">
            <text:p>133.758</text:p>
          </table:table-cell>
          <table:table-cell office:value-type="float" office:value="86.7235" calcext:value-type="float">
            <text:p>86.7235</text:p>
          </table:table-cell>
          <table:table-cell table:style-name="ce5" office:value-type="string" calcext:value-type="string">
            <text:p>U-23;8-13</text:p>
          </table:table-cell>
          <table:table-cell table:style-name="ce5" office:value-type="string" calcext:value-type="string">
            <text:p>1E;22;D5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145.2101" calcext:value-type="float">
            <text:p>145.2101</text:p>
          </table:table-cell>
          <table:table-cell office:value-type="float" office:value="86.9367" calcext:value-type="float">
            <text:p>86.9367</text:p>
          </table:table-cell>
          <table:table-cell table:style-name="ce5" office:value-type="string" calcext:value-type="string">
            <text:p>U-25;8-16</text:p>
          </table:table-cell>
          <table:table-cell table:style-name="ce5" office:value-type="string" calcext:value-type="string">
            <text:p>20;24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float" office:value="156.3875" calcext:value-type="float">
            <text:p>156.3875</text:p>
          </table:table-cell>
          <table:table-cell office:value-type="float" office:value="83.6515" calcext:value-type="float">
            <text:p>83.6515</text:p>
          </table:table-cell>
          <table:table-cell table:style-name="ce5" office:value-type="string" calcext:value-type="string">
            <text:p>1-4</text:p>
          </table:table-cell>
          <table:table-cell table:style-name="ce5" office:value-type="string" calcext:value-type="string">
            <text:p>22;26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float" office:value="163.3942" calcext:value-type="float">
            <text:p>163.3942</text:p>
          </table:table-cell>
          <table:table-cell office:value-type="float" office:value="74.5228" calcext:value-type="float">
            <text:p>74.5228</text:p>
          </table:table-cell>
          <table:table-cell table:style-name="ce5" office:value-type="string" calcext:value-type="string">
            <text:p>1-4</text:p>
          </table:table-cell>
          <table:table-cell table:style-name="ce5" office:value-type="string" calcext:value-type="string">
            <text:p>24;28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float" office:value="164.5122" calcext:value-type="float">
            <text:p>164.5122</text:p>
          </table:table-cell>
          <table:table-cell office:value-type="float" office:value="63.0587" calcext:value-type="float">
            <text:p>63.0587</text:p>
          </table:table-cell>
          <table:table-cell table:style-name="ce5" office:value-type="string" calcext:value-type="string">
            <text:p>U-61;8-4</text:p>
          </table:table-cell>
          <table:table-cell table:style-name="ce5" office:value-type="string" calcext:value-type="string">
            <text:p>26;2A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A</text:p>
          </table:table-cell>
          <table:table-cell office:value-type="float" office:value="164.2892" calcext:value-type="float">
            <text:p>164.2892</text:p>
          </table:table-cell>
          <table:table-cell office:value-type="float" office:value="51.4917" calcext:value-type="float">
            <text:p>51.4917</text:p>
          </table:table-cell>
          <table:table-cell table:style-name="ce5" office:value-type="string" calcext:value-type="string">
            <text:p>U-8;8-3</text:p>
          </table:table-cell>
          <table:table-cell table:style-name="ce5" office:value-type="string" calcext:value-type="string">
            <text:p>28;2C;CF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C</text:p>
          </table:table-cell>
          <table:table-cell office:value-type="float" office:value="164.0683" calcext:value-type="float">
            <text:p>164.0683</text:p>
          </table:table-cell>
          <table:table-cell office:value-type="float" office:value="39.5559" calcext:value-type="float">
            <text:p>39.5559</text:p>
          </table:table-cell>
          <table:table-cell table:style-name="ce5" office:value-type="string" calcext:value-type="string">
            <text:p>U-10;8-2</text:p>
          </table:table-cell>
          <table:table-cell table:style-name="ce5" office:value-type="string" calcext:value-type="string">
            <text:p>2A;2E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E</text:p>
          </table:table-cell>
          <table:table-cell office:value-type="float" office:value="163.6738" calcext:value-type="float">
            <text:p>163.6738</text:p>
          </table:table-cell>
          <table:table-cell office:value-type="float" office:value="27.5903" calcext:value-type="float">
            <text:p>27.5903</text:p>
          </table:table-cell>
          <table:table-cell table:style-name="ce5" office:value-type="string" calcext:value-type="string">
            <text:p>U-10;8-2</text:p>
          </table:table-cell>
          <table:table-cell table:style-name="ce5" office:value-type="string" calcext:value-type="string">
            <text:p>2C;30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float" office:value="166.2583" calcext:value-type="float">
            <text:p>166.2583</text:p>
          </table:table-cell>
          <table:table-cell office:value-type="float" office:value="16.4134" calcext:value-type="float">
            <text:p>16.4134</text:p>
          </table:table-cell>
          <table:table-cell table:style-name="ce5" office:value-type="string" calcext:value-type="string">
            <text:p>U-10;8-2</text:p>
          </table:table-cell>
          <table:table-cell table:style-name="ce5" office:value-type="string" calcext:value-type="string">
            <text:p>2E;32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174.9977" calcext:value-type="float">
            <text:p>174.9977</text:p>
          </table:table-cell>
          <table:table-cell office:value-type="float" office:value="8.8902" calcext:value-type="float">
            <text:p>8.8902</text:p>
          </table:table-cell>
          <table:table-cell table:style-name="ce5" office:value-type="string" calcext:value-type="string">
            <text:p>8-7</text:p>
          </table:table-cell>
          <table:table-cell table:style-name="ce5" office:value-type="string" calcext:value-type="string">
            <text:p>30;34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186.319" calcext:value-type="float">
            <text:p>186.319</text:p>
          </table:table-cell>
          <table:table-cell office:value-type="float" office:value="7.5144" calcext:value-type="float">
            <text:p>7.5144</text:p>
          </table:table-cell>
          <table:table-cell table:style-name="ce5" office:value-type="string" calcext:value-type="string">
            <text:p>8-7</text:p>
          </table:table-cell>
          <table:table-cell table:style-name="ce5" office:value-type="string" calcext:value-type="string">
            <text:p>32;36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float" office:value="198.0231" calcext:value-type="float">
            <text:p>198.0231</text:p>
          </table:table-cell>
          <table:table-cell office:value-type="float" office:value="8.8643" calcext:value-type="float">
            <text:p>8.8643</text:p>
          </table:table-cell>
          <table:table-cell table:style-name="ce5" office:value-type="string" calcext:value-type="string">
            <text:p>8-7</text:p>
          </table:table-cell>
          <table:table-cell table:style-name="ce5" office:value-type="string" calcext:value-type="string">
            <text:p>34;38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float" office:value="206.7591" calcext:value-type="float">
            <text:p>206.7591</text:p>
          </table:table-cell>
          <table:table-cell office:value-type="float" office:value="16.5156" calcext:value-type="float">
            <text:p>16.5156</text:p>
          </table:table-cell>
          <table:table-cell table:style-name="ce5" office:value-type="string" calcext:value-type="string">
            <text:p>U-13;7-8</text:p>
          </table:table-cell>
          <table:table-cell table:style-name="ce5" office:value-type="string" calcext:value-type="string">
            <text:p>36;3A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3A</text:p>
          </table:table-cell>
          <table:table-cell office:value-type="float" office:value="209.3249" calcext:value-type="float">
            <text:p>209.3249</text:p>
          </table:table-cell>
          <table:table-cell office:value-type="float" office:value="27.9677" calcext:value-type="float">
            <text:p>27.9677</text:p>
          </table:table-cell>
          <table:table-cell table:style-name="ce5" office:value-type="string" calcext:value-type="string">
            <text:p>U-16;7-5</text:p>
          </table:table-cell>
          <table:table-cell table:style-name="ce5" office:value-type="string" calcext:value-type="string">
            <text:p>30;3C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3C</text:p>
          </table:table-cell>
          <table:table-cell office:value-type="float" office:value="209.6321" calcext:value-type="float">
            <text:p>209.6321</text:p>
          </table:table-cell>
          <table:table-cell office:value-type="float" office:value="39.5709" calcext:value-type="float">
            <text:p>39.5709</text:p>
          </table:table-cell>
          <table:table-cell table:style-name="ce5" office:value-type="string" calcext:value-type="string">
            <text:p>U-17;7-7</text:p>
          </table:table-cell>
          <table:table-cell table:style-name="ce5" office:value-type="string" calcext:value-type="string">
            <text:p>3A;3E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3E</text:p>
          </table:table-cell>
          <table:table-cell office:value-type="float" office:value="209.6596" calcext:value-type="float">
            <text:p>209.6596</text:p>
          </table:table-cell>
          <table:table-cell office:value-type="float" office:value="51.4829" calcext:value-type="float">
            <text:p>51.4829</text:p>
          </table:table-cell>
          <table:table-cell table:style-name="ce5" office:value-type="string" calcext:value-type="string">
            <text:p>U-17;7-7</text:p>
          </table:table-cell>
          <table:table-cell table:style-name="ce5" office:value-type="string" calcext:value-type="string">
            <text:p>3C;40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float" office:value="209.6682" calcext:value-type="float">
            <text:p>209.6682</text:p>
          </table:table-cell>
          <table:table-cell office:value-type="float" office:value="62.8841" calcext:value-type="float">
            <text:p>62.8841</text:p>
          </table:table-cell>
          <table:table-cell table:style-name="ce5" office:value-type="string" calcext:value-type="string">
            <text:p>7-13</text:p>
          </table:table-cell>
          <table:table-cell table:style-name="ce5" office:value-type="string" calcext:value-type="string">
            <text:p>3E;42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float" office:value="209.6942" calcext:value-type="float">
            <text:p>209.6942</text:p>
          </table:table-cell>
          <table:table-cell office:value-type="float" office:value="74.7649" calcext:value-type="float">
            <text:p>74.7649</text:p>
          </table:table-cell>
          <table:table-cell table:style-name="ce5" office:value-type="string" calcext:value-type="string">
            <text:p>7-13</text:p>
          </table:table-cell>
          <table:table-cell table:style-name="ce5" office:value-type="string" calcext:value-type="string">
            <text:p>40;44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float" office:value="205.0329" calcext:value-type="float">
            <text:p>205.0329</text:p>
          </table:table-cell>
          <table:table-cell office:value-type="float" office:value="85.0533" calcext:value-type="float">
            <text:p>85.0533</text:p>
          </table:table-cell>
          <table:table-cell table:style-name="ce5" office:value-type="string" calcext:value-type="string">
            <text:p>7-13</text:p>
          </table:table-cell>
          <table:table-cell table:style-name="ce5" office:value-type="string" calcext:value-type="string">
            <text:p>42;46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float" office:value="194.6859" calcext:value-type="float">
            <text:p>194.6859</text:p>
          </table:table-cell>
          <table:table-cell office:value-type="float" office:value="90.518" calcext:value-type="float">
            <text:p>90.518</text:p>
          </table:table-cell>
          <table:table-cell table:style-name="ce5" office:value-type="string" calcext:value-type="string">
            <text:p>U-19;8-11</text:p>
          </table:table-cell>
          <table:table-cell table:style-name="ce5" office:value-type="string" calcext:value-type="string">
            <text:p>44;48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float" office:value="182.7059" calcext:value-type="float">
            <text:p>182.7059</text:p>
          </table:table-cell>
          <table:table-cell office:value-type="float" office:value="90.6629" calcext:value-type="float">
            <text:p>90.6629</text:p>
          </table:table-cell>
          <table:table-cell table:style-name="ce5" office:value-type="string" calcext:value-type="string">
            <text:p>U-19;8-11</text:p>
          </table:table-cell>
          <table:table-cell table:style-name="ce5" office:value-type="string" calcext:value-type="string">
            <text:p>46;49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float" office:value="177.368" calcext:value-type="float">
            <text:p>177.368</text:p>
          </table:table-cell>
          <table:table-cell office:value-type="float" office:value="90.268" calcext:value-type="float">
            <text:p>90.268</text:p>
          </table:table-cell>
          <table:table-cell table:style-name="ce5" office:value-type="string" calcext:value-type="string">
            <text:p>U-20</text:p>
          </table:table-cell>
          <table:table-cell table:style-name="ce5" office:value-type="string" calcext:value-type="string">
            <text:p>48;4B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office:value-type="float" office:value="52.507" calcext:value-type="float">
            <text:p>52.507</text:p>
          </table:table-cell>
          <table:table-cell office:value-type="float" office:value="66.775" calcext:value-type="float">
            <text:p>66.775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office:value-type="float" office:value="56.759" calcext:value-type="float">
            <text:p>56.759</text:p>
          </table:table-cell>
          <table:table-cell office:value-type="float" office:value="77.895" calcext:value-type="float">
            <text:p>77.895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office:value-type="float" office:value="42.156" calcext:value-type="float">
            <text:p>42.156</text:p>
          </table:table-cell>
          <table:table-cell office:value-type="float" office:value="82.851" calcext:value-type="float">
            <text:p>82.851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office:value-type="float" office:value="78.877" calcext:value-type="float">
            <text:p>78.877</text:p>
          </table:table-cell>
          <table:table-cell office:value-type="float" office:value="83.531" calcext:value-type="float">
            <text:p>83.531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office:value-type="float" office:value="90.807" calcext:value-type="float">
            <text:p>90.807</text:p>
          </table:table-cell>
          <table:table-cell office:value-type="float" office:value="83.411" calcext:value-type="float">
            <text:p>83.411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4A</text:p>
          </table:table-cell>
          <table:table-cell office:value-type="float" office:value="102.657" calcext:value-type="float">
            <text:p>102.657</text:p>
          </table:table-cell>
          <table:table-cell office:value-type="float" office:value="83.34" calcext:value-type="float">
            <text:p>83.34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4B</text:p>
          </table:table-cell>
          <table:table-cell office:value-type="float" office:value="114.644" calcext:value-type="float">
            <text:p>114.644</text:p>
          </table:table-cell>
          <table:table-cell office:value-type="float" office:value="83.244" calcext:value-type="float">
            <text:p>83.244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4C</text:p>
          </table:table-cell>
          <table:table-cell office:value-type="float" office:value="126.649" calcext:value-type="float">
            <text:p>126.649</text:p>
          </table:table-cell>
          <table:table-cell office:value-type="float" office:value="83.181" calcext:value-type="float">
            <text:p>83.181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4D</text:p>
          </table:table-cell>
          <table:table-cell office:value-type="float" office:value="138.471" calcext:value-type="float">
            <text:p>138.471</text:p>
          </table:table-cell>
          <table:table-cell office:value-type="float" office:value="82.856" calcext:value-type="float">
            <text:p>82.856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office:value-type="float" office:value="142.669" calcext:value-type="float">
            <text:p>142.669</text:p>
          </table:table-cell>
          <table:table-cell office:value-type="float" office:value="83.054" calcext:value-type="float">
            <text:p>83.054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4E</text:p>
          </table:table-cell>
          <table:table-cell office:value-type="float" office:value="150.583" calcext:value-type="float">
            <text:p>150.583</text:p>
          </table:table-cell>
          <table:table-cell office:value-type="float" office:value="82.39" calcext:value-type="float">
            <text:p>82.39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4F</text:p>
          </table:table-cell>
          <table:table-cell office:value-type="float" office:value="160.171" calcext:value-type="float">
            <text:p>160.171</text:p>
          </table:table-cell>
          <table:table-cell office:value-type="float" office:value="77.049" calcext:value-type="float">
            <text:p>77.049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office:value-type="float" office:value="161.719" calcext:value-type="float">
            <text:p>161.719</text:p>
          </table:table-cell>
          <table:table-cell office:value-type="float" office:value="74.607" calcext:value-type="float">
            <text:p>74.607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office:value-type="float" office:value="163.526" calcext:value-type="float">
            <text:p>163.526</text:p>
          </table:table-cell>
          <table:table-cell office:value-type="float" office:value="68.522" calcext:value-type="float">
            <text:p>68.522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office:value-type="float" office:value="76.324" calcext:value-type="float">
            <text:p>76.324</text:p>
          </table:table-cell>
          <table:table-cell office:value-type="float" office:value="82.126" calcext:value-type="float">
            <text:p>82.126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office:value-type="float" office:value="88.294" calcext:value-type="float">
            <text:p>88.294</text:p>
          </table:table-cell>
          <table:table-cell office:value-type="float" office:value="81.199" calcext:value-type="float">
            <text:p>81.199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office:value-type="float" office:value="99.889" calcext:value-type="float">
            <text:p>99.889</text:p>
          </table:table-cell>
          <table:table-cell office:value-type="float" office:value="81.088" calcext:value-type="float">
            <text:p>81.088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office:value-type="float" office:value="111.956" calcext:value-type="float">
            <text:p>111.956</text:p>
          </table:table-cell>
          <table:table-cell office:value-type="float" office:value="81.182" calcext:value-type="float">
            <text:p>81.182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office:value-type="float" office:value="123.629" calcext:value-type="float">
            <text:p>123.629</text:p>
          </table:table-cell>
          <table:table-cell office:value-type="float" office:value="81.255" calcext:value-type="float">
            <text:p>81.255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office:value-type="float" office:value="134.094" calcext:value-type="float">
            <text:p>134.094</text:p>
          </table:table-cell>
          <table:table-cell office:value-type="float" office:value="80.98" calcext:value-type="float">
            <text:p>80.98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office:value-type="float" office:value="142.587" calcext:value-type="float">
            <text:p>142.587</text:p>
          </table:table-cell>
          <table:table-cell office:value-type="float" office:value="82.065" calcext:value-type="float">
            <text:p>82.065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5A</text:p>
          </table:table-cell>
          <table:table-cell office:value-type="float" office:value="85.199" calcext:value-type="float">
            <text:p>85.199</text:p>
          </table:table-cell>
          <table:table-cell office:value-type="float" office:value="79.563" calcext:value-type="float">
            <text:p>79.563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5B</text:p>
          </table:table-cell>
          <table:table-cell office:value-type="float" office:value="96.737" calcext:value-type="float">
            <text:p>96.737</text:p>
          </table:table-cell>
          <table:table-cell office:value-type="float" office:value="79.187" calcext:value-type="float">
            <text:p>79.187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5C</text:p>
          </table:table-cell>
          <table:table-cell office:value-type="float" office:value="108.505" calcext:value-type="float">
            <text:p>108.505</text:p>
          </table:table-cell>
          <table:table-cell office:value-type="float" office:value="79.375" calcext:value-type="float">
            <text:p>79.375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5D</text:p>
          </table:table-cell>
          <table:table-cell office:value-type="float" office:value="120.41" calcext:value-type="float">
            <text:p>120.41</text:p>
          </table:table-cell>
          <table:table-cell office:value-type="float" office:value="79.338" calcext:value-type="float">
            <text:p>79.338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5E</text:p>
          </table:table-cell>
          <table:table-cell office:value-type="float" office:value="128.673" calcext:value-type="float">
            <text:p>128.673</text:p>
          </table:table-cell>
          <table:table-cell office:value-type="float" office:value="79.316" calcext:value-type="float">
            <text:p>79.316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5F</text:p>
          </table:table-cell>
          <table:table-cell office:value-type="float" office:value="134.309" calcext:value-type="float">
            <text:p>134.309</text:p>
          </table:table-cell>
          <table:table-cell office:value-type="float" office:value="80.183" calcext:value-type="float">
            <text:p>80.183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office:value-type="float" office:value="93.677" calcext:value-type="float">
            <text:p>93.677</text:p>
          </table:table-cell>
          <table:table-cell office:value-type="float" office:value="77.671" calcext:value-type="float">
            <text:p>77.671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office:value-type="float" office:value="105.694" calcext:value-type="float">
            <text:p>105.694</text:p>
          </table:table-cell>
          <table:table-cell office:value-type="float" office:value="77.099" calcext:value-type="float">
            <text:p>77.099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office:value-type="float" office:value="117.616" calcext:value-type="float">
            <text:p>117.616</text:p>
          </table:table-cell>
          <table:table-cell office:value-type="float" office:value="77.149" calcext:value-type="float">
            <text:p>77.149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office:value-type="float" office:value="129.403" calcext:value-type="float">
            <text:p>129.403</text:p>
          </table:table-cell>
          <table:table-cell office:value-type="float" office:value="77.205" calcext:value-type="float">
            <text:p>77.205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office:value-type="float" office:value="141.606" calcext:value-type="float">
            <text:p>141.606</text:p>
          </table:table-cell>
          <table:table-cell office:value-type="float" office:value="77.127" calcext:value-type="float">
            <text:p>77.127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office:value-type="float" office:value="153.258" calcext:value-type="float">
            <text:p>153.258</text:p>
          </table:table-cell>
          <table:table-cell office:value-type="float" office:value="76.939" calcext:value-type="float">
            <text:p>76.939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office:value-type="float" office:value="102.04" calcext:value-type="float">
            <text:p>102.04</text:p>
          </table:table-cell>
          <table:table-cell office:value-type="float" office:value="75.684" calcext:value-type="float">
            <text:p>75.684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office:value-type="float" office:value="113.753" calcext:value-type="float">
            <text:p>113.753</text:p>
          </table:table-cell>
          <table:table-cell office:value-type="float" office:value="75.087" calcext:value-type="float">
            <text:p>75.087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office:value-type="float" office:value="125.778" calcext:value-type="float">
            <text:p>125.778</text:p>
          </table:table-cell>
          <table:table-cell office:value-type="float" office:value="75.196" calcext:value-type="float">
            <text:p>75.196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office:value-type="float" office:value="137.558" calcext:value-type="float">
            <text:p>137.558</text:p>
          </table:table-cell>
          <table:table-cell office:value-type="float" office:value="75.068" calcext:value-type="float">
            <text:p>75.068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6A</text:p>
          </table:table-cell>
          <table:table-cell office:value-type="float" office:value="149.38" calcext:value-type="float">
            <text:p>149.38</text:p>
          </table:table-cell>
          <table:table-cell office:value-type="float" office:value="74.75" calcext:value-type="float">
            <text:p>74.75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6C</text:p>
          </table:table-cell>
          <table:table-cell office:value-type="float" office:value="113.742" calcext:value-type="float">
            <text:p>113.742</text:p>
          </table:table-cell>
          <table:table-cell office:value-type="float" office:value="73.113" calcext:value-type="float">
            <text:p>73.113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6D</text:p>
          </table:table-cell>
          <table:table-cell office:value-type="float" office:value="125.504" calcext:value-type="float">
            <text:p>125.504</text:p>
          </table:table-cell>
          <table:table-cell office:value-type="float" office:value="73.227" calcext:value-type="float">
            <text:p>73.227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6E</text:p>
          </table:table-cell>
          <table:table-cell office:value-type="float" office:value="137.176" calcext:value-type="float">
            <text:p>137.176</text:p>
          </table:table-cell>
          <table:table-cell office:value-type="float" office:value="73.391" calcext:value-type="float">
            <text:p>73.391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6F</text:p>
          </table:table-cell>
          <table:table-cell office:value-type="float" office:value="149.049" calcext:value-type="float">
            <text:p>149.049</text:p>
          </table:table-cell>
          <table:table-cell office:value-type="float" office:value="72.882" calcext:value-type="float">
            <text:p>72.882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office:value-type="float" office:value="84.46" calcext:value-type="float">
            <text:p>84.46</text:p>
          </table:table-cell>
          <table:table-cell office:value-type="float" office:value="64.451" calcext:value-type="float">
            <text:p>64.451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office:value-type="float" office:value="96.29" calcext:value-type="float">
            <text:p>96.29</text:p>
          </table:table-cell>
          <table:table-cell office:value-type="float" office:value="63.307" calcext:value-type="float">
            <text:p>63.307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float" office:value="108.181" calcext:value-type="float">
            <text:p>108.181</text:p>
          </table:table-cell>
          <table:table-cell office:value-type="float" office:value="63.604" calcext:value-type="float">
            <text:p>63.604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3A</text:p>
          </table:table-cell>
          <table:table-cell office:value-type="float" office:value="119.952" calcext:value-type="float">
            <text:p>119.952</text:p>
          </table:table-cell>
          <table:table-cell office:value-type="float" office:value="63.812" calcext:value-type="float">
            <text:p>63.812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3B</text:p>
          </table:table-cell>
          <table:table-cell office:value-type="float" office:value="129.542" calcext:value-type="float">
            <text:p>129.542</text:p>
          </table:table-cell>
          <table:table-cell office:value-type="float" office:value="65.223" calcext:value-type="float">
            <text:p>65.223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3C</text:p>
          </table:table-cell>
          <table:table-cell office:value-type="float" office:value="120.324" calcext:value-type="float">
            <text:p>120.324</text:p>
          </table:table-cell>
          <table:table-cell office:value-type="float" office:value="62.541" calcext:value-type="float">
            <text:p>62.541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3D</text:p>
          </table:table-cell>
          <table:table-cell office:value-type="float" office:value="115.572" calcext:value-type="float">
            <text:p>115.572</text:p>
          </table:table-cell>
          <table:table-cell office:value-type="float" office:value="61.301" calcext:value-type="float">
            <text:p>61.301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3E</text:p>
          </table:table-cell>
          <table:table-cell office:value-type="float" office:value="96.674" calcext:value-type="float">
            <text:p>96.674</text:p>
          </table:table-cell>
          <table:table-cell office:value-type="float" office:value="61.12" calcext:value-type="float">
            <text:p>61.12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3F</text:p>
          </table:table-cell>
          <table:table-cell office:value-type="float" office:value="84.905" calcext:value-type="float">
            <text:p>84.905</text:p>
          </table:table-cell>
          <table:table-cell office:value-type="float" office:value="61.23" calcext:value-type="float">
            <text:p>61.23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formula="of:=[.B224]-10.25" office:value-type="float" office:value="74.655" calcext:value-type="float">
            <text:p>74.655</text:p>
          </table:table-cell>
          <table:table-cell table:formula="of:=[.C224]" office:value-type="float" office:value="61.23" calcext:value-type="float">
            <text:p>61.23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office:value-type="float" office:value="108.677" calcext:value-type="float">
            <text:p>108.677</text:p>
          </table:table-cell>
          <table:table-cell office:value-type="float" office:value="59.769" calcext:value-type="float">
            <text:p>59.769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office:value-type="float" office:value="96.697" calcext:value-type="float">
            <text:p>96.697</text:p>
          </table:table-cell>
          <table:table-cell office:value-type="float" office:value="59.47" calcext:value-type="float">
            <text:p>59.47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office:value-type="float" office:value="84.96" calcext:value-type="float">
            <text:p>84.96</text:p>
          </table:table-cell>
          <table:table-cell office:value-type="float" office:value="59.459" calcext:value-type="float">
            <text:p>59.459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formula="of:=[.B228]-6.75" office:value-type="float" office:value="78.21" calcext:value-type="float">
            <text:p>78.21</text:p>
          </table:table-cell>
          <table:table-cell table:formula="of:=[.C228]" office:value-type="float" office:value="59.459" calcext:value-type="float">
            <text:p>59.459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office:value-type="float" office:value="81.812" calcext:value-type="float">
            <text:p>81.812</text:p>
          </table:table-cell>
          <table:table-cell office:value-type="float" office:value="54.594" calcext:value-type="float">
            <text:p>54.594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office:value-type="float" office:value="93.567" calcext:value-type="float">
            <text:p>93.567</text:p>
          </table:table-cell>
          <table:table-cell office:value-type="float" office:value="53.55" calcext:value-type="float">
            <text:p>53.55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float" office:value="105.567" calcext:value-type="float">
            <text:p>105.567</text:p>
          </table:table-cell>
          <table:table-cell office:value-type="float" office:value="53.144" calcext:value-type="float">
            <text:p>53.144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office:value-type="float" office:value="117.494" calcext:value-type="float">
            <text:p>117.494</text:p>
          </table:table-cell>
          <table:table-cell office:value-type="float" office:value="53.098" calcext:value-type="float">
            <text:p>53.098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office:value-type="float" office:value="129.428" calcext:value-type="float">
            <text:p>129.428</text:p>
          </table:table-cell>
          <table:table-cell table:style-name="ce4" office:value-type="float" office:value="53.297" calcext:value-type="float">
            <text:p>53.297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office:value-type="float" office:value="9.8465" calcext:value-type="float">
            <text:p>9.8465</text:p>
          </table:table-cell>
          <table:table-cell office:value-type="float" office:value="22.2548" calcext:value-type="float">
            <text:p>22.2548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office:value-type="float" office:value="18.5053" calcext:value-type="float">
            <text:p>18.5053</text:p>
          </table:table-cell>
          <table:table-cell office:value-type="float" office:value="14.0732" calcext:value-type="float">
            <text:p>14.0732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office:value-type="float" office:value="30.2325" calcext:value-type="float">
            <text:p>30.2325</text:p>
          </table:table-cell>
          <table:table-cell office:value-type="float" office:value="12.1348" calcext:value-type="float">
            <text:p>12.1348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formula="of:=[.B237]+9.5" office:value-type="float" office:value="39.7325" calcext:value-type="float">
            <text:p>39.7325</text:p>
          </table:table-cell>
          <table:table-cell table:formula="of:=[.C237]" office:value-type="float" office:value="12.1348" calcext:value-type="float">
            <text:p>12.1348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office:value-type="float" office:value="208.6674" calcext:value-type="float">
            <text:p>208.6674</text:p>
          </table:table-cell>
          <table:table-cell office:value-type="float" office:value="27.6891" calcext:value-type="float">
            <text:p>27.6891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office:value-type="float" office:value="203.8122" calcext:value-type="float">
            <text:p>203.8122</text:p>
          </table:table-cell>
          <table:table-cell office:value-type="float" office:value="17.1546" calcext:value-type="float">
            <text:p>17.1546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office:value-type="float" office:value="193.674" calcext:value-type="float">
            <text:p>193.674</text:p>
          </table:table-cell>
          <table:table-cell office:value-type="float" office:value="11.0796" calcext:value-type="float">
            <text:p>11.0796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office:value-type="float" office:value="181.6999" calcext:value-type="float">
            <text:p>181.6999</text:p>
          </table:table-cell>
          <table:table-cell office:value-type="float" office:value="11.0614" calcext:value-type="float">
            <text:p>11.0614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7A</text:p>
          </table:table-cell>
          <table:table-cell table:formula="of:=[.B242]-5.5" office:value-type="float" office:value="176.1999" calcext:value-type="float">
            <text:p>176.1999</text:p>
          </table:table-cell>
          <table:table-cell table:formula="of:=[.C242]" office:value-type="float" office:value="11.0614" calcext:value-type="float">
            <text:p>11.0614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C</text:p>
          </table:table-cell>
          <table:table-cell office:value-type="float" office:value="54.7136" calcext:value-type="float">
            <text:p>54.7136</text:p>
          </table:table-cell>
          <table:table-cell office:value-type="float" office:value="37.2615" calcext:value-type="float">
            <text:p>37.2615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0F</text:p>
          </table:table-cell>
          <table:table-cell office:value-type="float" office:value="162.323" calcext:value-type="float">
            <text:p>162.323</text:p>
          </table:table-cell>
          <table:table-cell office:value-type="float" office:value="37.9858" calcext:value-type="float">
            <text:p>37.9858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1</text:p>
          </table:table-cell>
          <table:table-cell office:value-type="float" office:value="69.116" calcext:value-type="float">
            <text:p>69.116</text:p>
          </table:table-cell>
          <table:table-cell office:value-type="float" office:value="88.4433" calcext:value-type="float">
            <text:p>88.4433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4</text:p>
          </table:table-cell>
          <table:table-cell office:value-type="float" office:value="151.3271" calcext:value-type="float">
            <text:p>151.3271</text:p>
          </table:table-cell>
          <table:table-cell office:value-type="float" office:value="88.794" calcext:value-type="float">
            <text:p>88.794</text:p>
          </table:table-cell>
          <table:table-cell table:number-columns-repeated="3"/>
          <table:table-cell office:value-type="string" calcext:value-type="string">
            <text:p>RFID Tag</text:p>
          </table:table-cell>
          <table:table-cell table:number-columns-repeated="2"/>
        </table:table-row>
        <table:table-row table:style-name="ro1" table:number-rows-repeated="104832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 style:data-style-name="N2" text:time-value="23:18:08.502710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1T23:19:49.131167731</dc:date>
    <dc:creator>death </dc:creator>
    <meta:generator>LibreOffice/4.2.8.2$Linux_X86_64 LibreOffice_project/420m0$Build-2</meta:generator>
    <meta:editing-duration>PT7M34S</meta:editing-duration>
    <meta:editing-cycles>10</meta:editing-cycles>
    <meta:document-statistic meta:table-count="1" meta:cell-count="1392" meta:object-count="0"/>
  </office:meta>
</office:document-meta>
</file>